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style:font-name="Times New Roman"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SimInTech Advantages</text:h>
          </table:table-cell>
        </table:table-row>
        <table:table-row table:style-name="Table1.2">
          <table:table-cell table:style-name="Table1.A2" office:value-type="string">
            <text:p text:style-name="P1">SimInTech has the following advantages:</text:p>
            <text:list xml:id="list60245047250954411" text:style-name="L1">
              <text:list-item>
                <text:p text:style-name="P3"><text:span text:style-name="T1">openness</text:span> – due to implementation of several mechanisms for data exchange with external calculation programs in SimInTech as well as due to built-in programming language and interpreter of mathematical functions;</text:p>
              </text:list-item>
              <text:list-item>
                <text:p text:style-name="P3"><text:span text:style-name="T1">principle of nesting </text:span><text:span text:style-name="T2">of structures (nesting depth is not limited), which is especially important for modeling complex dynamical systems or sets of algorithms for a sophisticated engineering object;</text:span></text:p>
              </text:list-item>
              <text:list-item>
                <text:p text:style-name="P3"><text:span text:style-name="T1">vectorization</text:span> of data transmission and processing algorithms due to implementation of communication lines of data “bus” type and vectorization of inputs/outputs of all typical units;</text:p>
              </text:list-item>
              <text:list-item>
                <text:p text:style-name="P3">availability of <text:span text:style-name="T1">most complete</text:span> <text:span text:style-name="T3">General engineering</text:span> and a number of refillable <text:span text:style-name="T3">Dedicated</text:span> libraries of typical units including libraries of thermophysical properties of main working bodies;</text:p>
              </text:list-item>
              <text:list-item>
                <text:p text:style-name="P3">availability of graphic primitives and graphics editor with parametrization and script generation enabled, which allows instrumentation panels (boards) to be generated in SimInTech for display and operational control of a system being modeled in the process of calculation;</text:p>
              </text:list-item>
              <text:list-item>
                <text:p text:style-name="P3"><text:span text:style-name="T1">16 integration algorithms</text:span>, including 10 new effective algorithms (5 explicit and 5 implicit ones) for <text:span text:style-name="T1">rigid</text:span> systems of differential equations;</text:p>
              </text:list-item>
              <text:list-item>
                <text:p text:style-name="P3">functioning in <text:span text:style-name="T2">any version of Windows operating system </text:span>(XP, Vista, 7, 8, in both 32-bit and 64-bit ones), detailed contextual reference system proved in branch projects and in the process of training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остоинства SimInTech</dc:title>
    <dc:date>2014-02-11T15:46:51.40</dc:date>
    <meta:generator>OpenOffice_Beta/4.1.0$Win32 OpenOffice.org_project/410m14$Build-9760</meta:generator>
    <meta:editing-duration>PT7H43M27S</meta:editing-duration>
    <meta:editing-cycles>143</meta:editing-cycles>
    <meta:document-statistic meta:table-count="1" meta:image-count="0" meta:object-count="0" meta:page-count="1" meta:paragraph-count="9" meta:word-count="212" meta:character-count="1457"/>
    <meta:user-defined meta:name="Поле 1"/>
    <meta:user-defined meta:name="Поле 2"/>
    <meta:user-defined meta:name="Поле 3"/>
    <meta:user-defined meta:name="Поле 4"/>
  </office:meta>
</office:document-meta>
</file>